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5e5" draw:textarea-horizontal-align="left" draw:textarea-vertical-align="botto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cc99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textarea-horizontal-align="left" draw:textarea-vertical-align="top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4pt" style:font-size-asian="28pt" style:font-size-complex="28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4pt" fo:font-weight="bold" style:font-weight-asian="bold" style:font-weight-complex="bold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24pt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size-asian="28pt" style:font-weight-asian="bold" style:font-size-complex="28pt" style:font-weight-complex="bold"/>
    </style:style>
    <style:style style:name="T2" style:family="text">
      <style:text-properties style:font-size-asian="28pt" style:font-size-complex="28pt"/>
    </style:style>
    <style:style style:name="T3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685cm" svg:height="5.62cm" svg:x="5.445cm" svg:y="13.7cm">
          <text:p text:style-name="P1"><text:span text:style-name="T1">device memory</text:span></text:p>
        </draw:rect>
        <draw:rect draw:style-name="gr2" draw:text-style-name="P2" draw:layer="layout" svg:width="18.561cm" svg:height="1.27cm" svg:x="6.007cm" svg:y="14.335cm">
          <text:p text:style-name="P2"><text:span text:style-name="T2">global memory</text:span></text:p>
        </draw:rect>
        <draw:rect draw:style-name="gr2" draw:text-style-name="P2" draw:layer="layout" svg:width="18.561cm" svg:height="1.27cm" svg:x="6.007cm" svg:y="16.24cm">
          <text:p text:style-name="P2"><text:span text:style-name="T2">constant memory</text:span></text:p>
        </draw:rect>
        <draw:rect draw:style-name="gr3" draw:text-style-name="P1" draw:layer="layout" svg:width="11.43cm" svg:height="8.255cm" svg:x="1cm" svg:y="1cm">
          <text:p text:style-name="P3"><text:span text:style-name="T1">compute unit</text:span></text:p>
        </draw:rect>
        <draw:rect draw:style-name="gr2" draw:text-style-name="P4" draw:layer="layout" svg:width="5.08cm" svg:height="1.27cm" svg:x="1cm" svg:y="11.16cm">
          <text:p text:style-name="P4">local memory</text:p>
        </draw:rect>
        <draw:rect draw:style-name="gr4" draw:text-style-name="P4" draw:layer="layout" svg:width="3.81cm" svg:height="1.905cm" svg:x="1.635cm" svg:y="2.905cm">
          <text:p text:style-name="P4">processing<text:line-break/>element</text:p>
        </draw:rect>
        <draw:rect draw:style-name="gr2" draw:text-style-name="P4" draw:layer="layout" svg:width="3.81cm" svg:height="1.905cm" svg:x="1.635cm" svg:y="6.715cm">
          <text:p text:style-name="P4">private<text:line-break/>memory</text:p>
        </draw:rect>
        <draw:rect draw:style-name="gr4" draw:text-style-name="P4" draw:layer="layout" svg:width="3.81cm" svg:height="1.905cm" svg:x="7.35cm" svg:y="2.905cm">
          <text:p text:style-name="P4">processing<text:line-break/>element</text:p>
        </draw:rect>
        <draw:rect draw:style-name="gr2" draw:text-style-name="P4" draw:layer="layout" svg:width="3.81cm" svg:height="1.905cm" svg:x="7.35cm" svg:y="6.715cm">
          <text:p text:style-name="P4">private<text:line-break/>memory</text:p>
        </draw:rect>
        <draw:circle draw:style-name="gr5" draw:text-style-name="P4" draw:layer="layout" svg:width="0.317cm" svg:height="0.317cm" svg:x="5.607cm" svg:y="5.613cm">
          <text:p/>
        </draw:circle>
        <draw:circle draw:style-name="gr5" draw:text-style-name="P4" draw:layer="layout" svg:width="0.317cm" svg:height="0.317cm" svg:x="6.242cm" svg:y="5.613cm">
          <text:p/>
        </draw:circle>
        <draw:circle draw:style-name="gr5" draw:text-style-name="P4" draw:layer="layout" svg:width="0.317cm" svg:height="0.317cm" svg:x="6.877cm" svg:y="5.613cm">
          <text:p/>
        </draw:circle>
        <draw:line draw:style-name="gr6" draw:text-style-name="P5" draw:layer="layout" svg:x1="3.54cm" svg:y1="9.255cm" svg:x2="3.54cm" svg:y2="11.16cm">
          <text:p/>
        </draw:line>
        <draw:line draw:style-name="gr6" draw:text-style-name="P5" draw:layer="layout" svg:x1="9.255cm" svg:y1="9.255cm" svg:x2="9.255cm" svg:y2="13.7cm">
          <text:p/>
        </draw:line>
        <draw:line draw:style-name="gr6" draw:text-style-name="P5" draw:layer="layout" svg:x1="9.255cm" svg:y1="4.81cm" svg:x2="9.255cm" svg:y2="6.715cm">
          <text:p/>
        </draw:line>
        <draw:line draw:style-name="gr6" draw:text-style-name="P5" draw:layer="layout" svg:x1="3.54cm" svg:y1="4.81cm" svg:x2="3.54cm" svg:y2="6.715cm">
          <text:p/>
        </draw:line>
        <draw:rect draw:style-name="gr3" draw:text-style-name="P1" draw:layer="layout" svg:width="11.43cm" svg:height="8.255cm" svg:x="15.51cm" svg:y="1cm">
          <text:p text:style-name="P3"><text:span text:style-name="T1">compute unit</text:span></text:p>
        </draw:rect>
        <draw:rect draw:style-name="gr2" draw:text-style-name="P4" draw:layer="layout" svg:width="5.08cm" svg:height="1.27cm" svg:x="15.51cm" svg:y="11.16cm">
          <text:p text:style-name="P4">local memory</text:p>
        </draw:rect>
        <draw:rect draw:style-name="gr4" draw:text-style-name="P4" draw:layer="layout" svg:width="3.81cm" svg:height="1.905cm" svg:x="16.145cm" svg:y="2.905cm">
          <text:p text:style-name="P4">processing<text:line-break/>element</text:p>
        </draw:rect>
        <draw:rect draw:style-name="gr2" draw:text-style-name="P4" draw:layer="layout" svg:width="3.81cm" svg:height="1.905cm" svg:x="16.145cm" svg:y="6.715cm">
          <text:p text:style-name="P4">private<text:line-break/>memory</text:p>
        </draw:rect>
        <draw:rect draw:style-name="gr4" draw:text-style-name="P4" draw:layer="layout" svg:width="3.81cm" svg:height="1.905cm" svg:x="21.86cm" svg:y="2.905cm">
          <text:p text:style-name="P4">processing<text:line-break/>element</text:p>
        </draw:rect>
        <draw:rect draw:style-name="gr2" draw:text-style-name="P4" draw:layer="layout" svg:width="3.81cm" svg:height="1.905cm" svg:x="21.86cm" svg:y="6.715cm">
          <text:p text:style-name="P4">private<text:line-break/>memory</text:p>
        </draw:rect>
        <draw:circle draw:style-name="gr5" draw:text-style-name="P4" draw:layer="layout" svg:width="0.317cm" svg:height="0.317cm" svg:x="20.117cm" svg:y="5.613cm">
          <text:p/>
        </draw:circle>
        <draw:circle draw:style-name="gr5" draw:text-style-name="P4" draw:layer="layout" svg:width="0.317cm" svg:height="0.317cm" svg:x="20.752cm" svg:y="5.613cm">
          <text:p/>
        </draw:circle>
        <draw:circle draw:style-name="gr5" draw:text-style-name="P4" draw:layer="layout" svg:width="0.317cm" svg:height="0.317cm" svg:x="21.387cm" svg:y="5.613cm">
          <text:p/>
        </draw:circle>
        <draw:line draw:style-name="gr6" draw:text-style-name="P5" draw:layer="layout" svg:x1="18.05cm" svg:y1="9.255cm" svg:x2="18.05cm" svg:y2="11.16cm">
          <text:p/>
        </draw:line>
        <draw:line draw:style-name="gr6" draw:text-style-name="P5" draw:layer="layout" svg:x1="23.765cm" svg:y1="9.255cm" svg:x2="23.765cm" svg:y2="13.7cm">
          <text:p/>
        </draw:line>
        <draw:line draw:style-name="gr6" draw:text-style-name="P5" draw:layer="layout" svg:x1="23.765cm" svg:y1="4.81cm" svg:x2="23.765cm" svg:y2="6.715cm">
          <text:p/>
        </draw:line>
        <draw:line draw:style-name="gr6" draw:text-style-name="P5" draw:layer="layout" svg:x1="18.05cm" svg:y1="4.81cm" svg:x2="18.05cm" svg:y2="6.715cm">
          <text:p/>
        </draw:line>
        <draw:circle draw:style-name="gr5" draw:text-style-name="P4" draw:layer="layout" svg:width="0.317cm" svg:height="0.317cm" svg:x="13.208cm" svg:y="5.614cm">
          <text:p/>
        </draw:circle>
        <draw:circle draw:style-name="gr5" draw:text-style-name="P4" draw:layer="layout" svg:width="0.317cm" svg:height="0.317cm" svg:x="13.843cm" svg:y="5.614cm">
          <text:p/>
        </draw:circle>
        <draw:circle draw:style-name="gr5" draw:text-style-name="P4" draw:layer="layout" svg:width="0.317cm" svg:height="0.317cm" svg:x="14.478cm" svg:y="5.614cm">
          <text:p/>
        </draw:circle>
        <draw:frame draw:style-name="gr7" draw:text-style-name="P7" draw:layer="layout" svg:width="2.009cm" svg:height="1.208cm" svg:x="1cm" svg:y="15.605cm">
          <draw:text-box>
            <text:p text:style-name="P6"><text:span text:style-name="T3">host</text:span></text:p>
          </draw:text-box>
        </draw:frame>
        <draw:line draw:style-name="gr6" draw:text-style-name="P5" draw:layer="layout" svg:x1="2.905cm" svg:y1="16.24cm" svg:x2="5.445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17:07:17.03</meta:creation-date>
    <dc:date>2010-06-16T17:30:54.28</dc:date>
    <meta:editing-duration>PT00H08M25S</meta:editing-duration>
    <meta:editing-cycles>5</meta:editing-cycles>
    <meta:generator>OpenOffice.org/3.2$Win32 OpenOffice.org_project/320m12$Build-9483</meta:generator>
    <meta:document-statistic meta:object-count="34"/>
  </office:meta>
</office:document-meta>
</file>